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, Lucidasans, 'Lucida Sans', 'Arial Unicode MS'"/>
    <style:font-face style:name="Bitstream Vera Sans Mono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Bitstream Vera Sans Mono"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Bitstream Vera Sans Mono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Bitstream Vera Sans Mono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Bitstream Vera Sans Mono" fo:font-size="10pt" style:font-size-asian="10pt" style:font-size-complex="10pt"/>
    </style:style>
    <style:style style:name="P5" style:family="paragraph" style:parent-style-name="Standard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Bitstream Vera Sans Mono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 reference card</text:p>
      <text:p text:style-name="P2">^k h<text:tab/>toggle Help</text:p>
      <text:p text:style-name="P2">^[ .<text:tab/>next help</text:p>
      <text:p text:style-name="P2">^[ ,<text:tab/>prev help</text:p>
      <text:p text:style-name="P2"/>
      <text:p text:style-name="P5">MOVING</text:p>
      <text:p text:style-name="P2">^f<text:tab/>forward</text:p>
      <text:p text:style-name="P2">^b<text:tab/>backward</text:p>
      <text:p text:style-name="P2">^p<text:tab/>up</text:p>
      <text:p text:style-name="P2">^n<text:tab/>down</text:p>
      <text:p text:style-name="P2"/>
      <text:p text:style-name="P5">GOTO</text:p>
      <text:p text:style-name="P2">^a<text:tab/>goto begin of line</text:p>
      <text:p text:style-name="P2">^e<text:tab/>goto end of line</text:p>
      <text:p text:style-name="P2">^u<text:tab/>go page up</text:p>
      <text:p text:style-name="P2">^v<text:tab/>go page down</text:p>
      <text:p text:style-name="P2">^x<text:tab/>goto next word</text:p>
      <text:p text:style-name="P2">^z<text:tab/>goto prev. word</text:p>
      <text:p text:style-name="P2">^k l <text:tab/>goto lineno.</text:p>
      <text:p text:style-name="P2">^k -<text:tab/>prev place</text:p>
      <text:p text:style-name="P2">^k =<text:tab/>next place</text:p>
      <text:p text:style-name="P2">^k u<text:tab/>go to top of file</text:p>
      <text:p text:style-name="P2">^k v<text:tab/>go to bottom of file</text:p>
      <text:p text:style-name="P7"/>
      <text:p text:style-name="P7">^g<text:tab/>matching brace</text:p>
      <text:p text:style-name="P7">^k ;<text:tab/>tags file search</text:p>
      <text:p text:style-name="P8"/>
      <text:p text:style-name="P2">TAB<text:tab/>indent</text:p>
      <text:p text:style-name="P2">^r<text:tab/>restore screen</text:p>
      <text:p text:style-name="P2"/>
      <text:p text:style-name="P5">DELETE</text:p>
      <text:p text:style-name="P2">^d<text:tab/>delete char</text:p>
      <text:p text:style-name="P2">^y<text:tab/>delete line</text:p>
      <text:p text:style-name="P2">^j<text:tab/>delete line&gt;</text:p>
      <text:p text:style-name="P2">^w<text:tab/>delete to EOW</text:p>
      <text:p text:style-name="P2">^o<text:tab/>delete to BOW</text:p>
      <text:p text:style-name="P3">^[y<text:tab/>yank</text:p>
      <text:p text:style-name="P3">^[o<text:tab/>delete line&lt;</text:p>
      <text:p text:style-name="P2">^_<text:tab/>undo</text:p>
      <text:p text:style-name="P2">^^<text:tab/>redo</text:p>
      <text:p text:style-name="P2"/>
      <text:p text:style-name="P2">^k d<text:tab/>save as</text:p>
      <text:p text:style-name="P2">^k x<text:tab/>save and exit</text:p>
      <text:p text:style-name="P2">^c<text:tab/>don't save and exit</text:p>
      <text:p text:style-name="P2"/>
      <text:p text:style-name="P2">^t w<text:tab/>toggle word wrap</text:p>
      <text:p text:style-name="P2">^t d<text:tab/>set TAB width </text:p>
      <text:p text:style-name="P2">^t l<text:tab/>left margin</text:p>
      <text:p text:style-name="P2">^t r<text:tab/>right margin</text:p>
      <text:p text:style-name="P2">^t t<text:tab/>toggle overtype/insert </text:p>
      <text:p text:style-name="P2">^t i<text:tab/>toggle auto-indent</text:p>
      <text:p text:style-name="P2"/>
      <text:p text:style-name="P2">^k j<text:tab/>reformat</text:p>
      <text:p text:style-name="P2">^k a<text:tab/>center btw. margins</text:p>
      <text:p text:style-name="P2">^@<text:tab/>insert single space</text:p>
      <text:p text:style-name="P2">^'<text:tab/>insert special char</text:p>
      <text:p text:style-name="P2">^\<text:tab/>insert meta chars (128+)</text:p>
      <text:p text:style-name="P2"/>
      <text:p text:style-name="P2">^k f<text:tab/>find</text:p>
      <text:p text:style-name="P2">^l<text:tab/>find again</text:p>
      <text:p text:style-name="P2"/>
      <text:p text:style-name="P5">In file-selection:</text:p>
      <text:p text:style-name="P2">up/down<text:tab/>visit history</text:p>
      <text:p text:style-name="P2">TAB<text:tab/><text:tab/>complete filename</text:p>
      <text:p text:style-name="P2">&gt;&gt;filename<text:tab/>append to filename</text:p>
      <text:p text:style-name="P2">!command<text:tab/>execute command</text:p>
      <text:p text:style-name="P2">(e.g. ^k d !mail dummy@anon.com)</text:p>
      <text:p text:style-name="P2">filename,start,size </text:p>
      <text:p text:style-name="P2"><text:tab/><text:tab/>access a specific</text:p>
      <text:p text:style-name="P2"><text:tab/><text:tab/>portion of a file.</text:p>
      <text:p text:style-name="P2"/>
      <text:p text:style-name="P2">use – as filename to access standard out.</text:p>
      <text:p text:style-name="P2"/>
      <text:p text:style-name="P2">^k SPACE<text:tab/>report</text:p>
      <text:p text:style-name="P2"/>
      <text:p text:style-name="P2">^k e <text:tab/>edit another file</text:p>
      <text:p text:style-name="P2">^k r<text:tab/>insert file</text:p>
      <text:p text:style-name="P2">^k z <text:tab/>send editor to back</text:p>
      <text:p text:style-name="P2">fg <text:tab/>from shell restores</text:p>
      <text:p text:style-name="P2"/>
      <text:p text:style-name="P5">BLOCKS</text:p>
      <text:p text:style-name="P7">^k b <text:tab/>begin block</text:p>
      <text:p text:style-name="P7">^k k<text:tab/>end block</text:p>
      <text:p text:style-name="P7">^k m <text:tab/>move block</text:p>
      <text:p text:style-name="P7">^k c<text:tab/>copy block</text:p>
      <text:p text:style-name="P7">^k y <text:tab/>delete block</text:p>
      <text:p text:style-name="P7">^k w<text:tab/>write block to disc</text:p>
      <text:p text:style-name="P7">^k /<text:tab/>pipe block through</text:p>
      <text:p text:style-name="P7"><text:tab/>command e.g. </text:p>
      <text:p text:style-name="P2"/>
      <text:p text:style-name="P2">^[b<text:tab/>goto begin of block</text:p>
      <text:p text:style-name="P2">^[k<text:tab/>goto end of block</text:p>
      <text:p text:style-name="P2"/>
      <text:p text:style-name="P2">^k ,<text:tab/>shift block left</text:p>
      <text:p text:style-name="P2">^k .<text:tab/>shift block right</text:p>
      <text:p text:style-name="P2">Set Indent Step with ^t </text:p>
      <text:p text:style-name="P2"/>
      <text:p text:style-name="P5">WINDOWS</text:p>
      <text:p text:style-name="P7">^k o<text:tab/>split screen</text:p>
      <text:p text:style-name="P7">^k p<text:tab/>previous screen</text:p>
      <text:p text:style-name="P7">^k n<text:tab/>next screen</text:p>
      <text:p text:style-name="P7">^k i<text:tab/>show only current</text:p>
      <text:p text:style-name="P7"><text:tab/>window/all windows</text:p>
      <text:p text:style-name="P7">^k g<text:tab/>current screen bigger<text:tab/></text:p>
      <text:p text:style-name="P7">^k t<text:tab/>current screen smaller</text:p>
      <text:p text:style-name="P7"/>
      <text:p text:style-name="P5">MACROS</text:p>
      <text:p text:style-name="P7">^k [ 0-9<text:tab/>record macro #0-9</text:p>
      <text:p text:style-name="P7">^k ]<text:tab/>stop macro recording</text:p>
      <text:p text:style-name="P7">^k 0-9 exec macro 0-9</text:p>
      <text:p text:style-name="P7">^[d<text:tab/>dump macros</text:p>
      <text:p text:style-name="P7">^k \ number<text:tab/>repeat next cmd</text:p>
      <text:p text:style-name="P7"/>
      <text:p text:style-name="P7">^t x<text:tab/>toggle rect. block mode</text:p>
      <text:p text:style-name="P7">^k '<text:tab/>exec shell command (and insert in new window)</text:p>
      <text:p text:style-name="P7"/>
      <text:p text:style-name="P5">SPELL</text:p>
      <text:p text:style-name="P7">^[N<text:tab/>check word</text:p>
      <text:p text:style-name="P7">^[L<text:tab/>check file</text:p>
      <text:p text:style-name="P2"/>
      <text:p text:style-name="P3">^[ m<text:tab/>math-mode</text:p>
      <text:p text:style-name="P3"/>
      <text:p text:style-name="P6">SCROLL</text:p>
      <text:p text:style-name="P3">^[ w<text:tab/>up</text:p>
      <text:p text:style-name="P3">^[ z<text:tab/>down</text:p>
      <text:p text:style-name="P3">^k &lt;<text:tab/>left</text:p>
      <text:p text:style-name="P3">^k &gt;<text:tab/>right</text:p>
      <text:p text:style-name="P3"/>
      <text:p text:style-name="P5">BOOKMARKS</text:p>
      <text:p text:style-name="P7">^[ 0-9 goto</text:p>
      <text:p text:style-name="P2">^[^[ <text:s text:c="2"/>set</text:p>
      <text:p text:style-name="P4"/>
      <text:p text:style-name="P5">COMPILE</text:p>
      <text:p text:style-name="P7">^[c<text:tab/>Compile and parse</text:p>
      <text:p text:style-name="P7">^[e<text:tab/>parse errors</text:p>
      <text:p text:style-name="P7">^[=<text:tab/>next error</text:p>
      <text:p text:style-name="P7">^[-<text:tab/>prev error</text:p>
      <text:p text:style-name="P7"/>
      <text:p text:style-name="P5">SEARCH</text:p>
      <text:p text:style-name="P7">\^ \$<text:tab/><text:tab/>beg/end of line</text:p>
      <text:p text:style-name="P7">\&lt; <text:s/>\&gt; <text:s/>matches beg/end o.word</text:p>
      <text:p text:style-name="P7">\c<text:tab/>matches balanced C</text:p>
      <text:p text:style-name="P7"><text:tab/>expression</text:p>
      <text:p text:style-name="P7">\[..] <text:s/>matches one of a set</text:p>
      <text:p text:style-name="P7">\+<text:tab/>matches 0 or more of the character which follows the \+</text:p>
      <text:p text:style-name="P7">\n<text:tab/>matches a newline</text:p>
      <text:p text:style-name="P7">\\<text:tab/>matches a \</text:p>
      <text:p text:style-name="P7">\*<text:tab/>match 0 or more chars</text:p>
      <text:p text:style-name="P7">\?<text:tab/>match any single char</text:p>
      <text:p text:style-name="P7">\0 - 9 replaced with text</text:p>
      <text:p text:style-name="P7"><text:tab/>which matched Nth </text:p>
      <text:p text:style-name="P7"><text:tab/>\*, \?, \c, \+, or \[..]</text:p>
      <text:p text:style-name="P7">\\<text:tab/>replaced with \</text:p>
      <text:p text:style-name="P7">\n<text:tab/>replaced with newline</text:p>
      <text:p text:style-name="P6">TIPS</text:p>
      <text:p text:style-name="P8">Pipe through:</text:p>
      <text:p text:style-name="P8">sed 's/^/ <text:s text:c="4"/>/'</text:p>
      <text:p text:style-name="P8"><text:tab/>to add 5 spaces to lines</text:p>
      <text:p text:style-name="P8">sed 's/^/#/'</text:p>
      <text:p text:style-name="P8"><text:tab/>to comment every line </text:p>
      <text:p text:style-name="P9">sed 's/^#*//'</text:p>
      <text:p text:style-name="P8"><text:tab/>to uncomment every line </text:p>
      <text:p text:style-name="P8">nl<text:tab/>to number lines</text:p>
      <text:p text:style-name="P8">tr [a-z] [A-Z] </text:p>
      <text:p text:style-name="P8"><text:tab/>to make block upper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, Lucidasans, 'Lucida Sans', 'Arial Unicode MS'"/>
    <style:font-face style:name="Bitstream Vera Sans Mono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583in" fo:margin-right="0.389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04-03-18T13:20:41</meta:creation-date>
    <dc:date>2004-03-22T11:27:40</dc:date>
    <meta:print-date>2004-03-22T11:27:24</meta:print-date>
    <dc:language>en-US</dc:language>
    <meta:editing-cycles>14</meta:editing-cycles>
    <meta:editing-duration>PT1H14M32S</meta:editing-duration>
    <meta:document-statistic meta:table-count="0" meta:image-count="0" meta:object-count="0" meta:page-count="1" meta:paragraph-count="140" meta:word-count="527" meta:character-count="2498" meta:non-whitespace-character-count="2070"/>
    <meta:user-defined meta:name="Info 1"/>
    <meta:user-defined meta:name="Info 2"/>
    <meta:user-defined meta:name="Info 3"/>
    <meta:user-defined meta:name="Info 4"/>
  </office:meta>
</office:document-meta>
</file>